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31a1" officeooo:paragraph-rsid="005c44d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d6860" officeooo:paragraph-rsid="004d686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331a1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c44d4" officeooo:paragraph-rsid="005c44d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8db3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a0906" officeooo:paragraph-rsid="006a090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8db3f" officeooo:paragraph-rsid="0068db3f" style:font-name-asian="DejaVu Sans Condensed" style:font-weight-asian="normal" style:font-name-complex="DejaVu Sans Condensed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a0906" officeooo:paragraph-rsid="006a0906" style:font-name-asian="DejaVu Sans Condensed" style:font-weight-asian="bold" style:font-name-complex="DejaVu Sans Condense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rsid="00746700" officeooo:paragraph-rsid="00746700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5331a1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331a1" officeooo:paragraph-rsid="005331a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331a1" officeooo:paragraph-rsid="005c44d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4e66" officeooo:paragraph-rsid="00654e66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a090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badf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badf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8db3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6a090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officeooo:paragraph-rsid="005c44d4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f8acc" officeooo:paragraph-rsid="0066f4b1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f8acc" officeooo:paragraph-rsid="006f8acc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6f4b1" officeooo:paragraph-rsid="006f8acc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8db3f" officeooo:paragraph-rsid="0068db3f" style:font-name-asian="DejaVu Sans Condensed" style:font-weight-asian="normal" style:font-name-complex="DejaVu Sans Condensed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66f4b1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6e1fb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66f4b1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6cb595"/>
    </style:style>
    <style:style style:name="P29" style:family="paragraph" style:parent-style-name="Standard">
      <style:paragraph-properties fo:text-align="start" style:justify-single-word="false"/>
      <style:text-properties officeooo:paragraph-rsid="00785948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85948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859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e1fbd" style:font-weight-asian="bold" style:font-weight-complex="bold"/>
    </style:style>
    <style:style style:name="T4" style:family="text">
      <style:text-properties fo:font-weight="bold" style:font-name-asian="DejaVu Sans Condensed" style:font-weight-asian="bold" style:font-name-complex="DejaVu Sans Condensed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style="normal" fo:font-weight="normal" officeooo:rsid="0021936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style="normal" fo:font-weight="normal" officeooo:rsid="00238e5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71b36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350cf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76a5d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weight="normal" officeooo:rsid="004eb81d" style:font-weight-asian="normal" style:font-weight-complex="normal"/>
    </style:style>
    <style:style style:name="T15" style:family="text">
      <style:text-properties style:text-line-through-style="none" style:text-line-through-type="none" style:font-name="DejaVu Sans Condensed1" fo:font-weight="normal" officeooo:rsid="0066f4b1" style:font-weight-asian="normal" style:font-weight-complex="normal"/>
    </style:style>
    <style:style style:name="T16" style:family="text">
      <style:text-properties style:text-line-through-style="none" style:text-line-through-type="none" style:font-name="DejaVu Sans Condensed1" fo:font-weight="normal" officeooo:rsid="006e1fbd" style:font-weight-asian="normal" style:font-weight-complex="normal"/>
    </style:style>
    <style:style style:name="T17" style:family="text">
      <style:text-properties style:text-line-through-style="none" style:text-line-through-type="none" style:font-name="DejaVu Sans Condensed1" fo:font-weight="normal" officeooo:rsid="006f8acc" style:font-weight-asian="normal" style:font-weight-complex="normal"/>
    </style:style>
    <style:style style:name="T18" style:family="text">
      <style:text-properties style:text-line-through-style="none" style:text-line-through-type="none" style:font-name="DejaVu Sans Condensed1" fo:font-weight="bold" officeooo:rsid="006e1fbd" style:font-weight-asian="bold" style:font-weight-complex="bold"/>
    </style:style>
    <style:style style:name="T1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5331a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62abf7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weight="normal" officeooo:rsid="006e1fbd" style:font-name-asian="DejaVu Sans Condensed" style:font-weight-asian="normal" style:font-name-complex="DejaVu Sans Condensed" style:font-weight-complex="normal"/>
    </style:style>
    <style:style style:name="T23" style:family="text">
      <style:text-properties style:text-line-through-style="none" style:text-line-through-type="none" style:font-name="DejaVu Sans Condensed" fo:font-weight="normal" officeooo:rsid="0068db3f" style:font-name-asian="DejaVu Sans Condensed" style:font-weight-asian="normal" style:font-name-complex="DejaVu Sans Condensed" style:font-weight-complex="normal"/>
    </style:style>
    <style:style style:name="T24" style:family="text">
      <style:text-properties style:text-line-through-style="none" style:text-line-through-type="none" style:font-name="DejaVu Sans Condensed" fo:font-weight="normal" officeooo:rsid="006f8acc" style:font-name-asian="DejaVu Sans Condensed" style:font-weight-asian="normal" style:font-name-complex="DejaVu Sans Condensed" style:font-weight-complex="normal"/>
    </style:style>
    <style:style style:name="T25" style:family="text">
      <style:text-properties fo:font-weight="normal" officeooo:rsid="004eb81d" style:font-weight-asian="normal" style:font-weight-complex="normal"/>
    </style:style>
    <style:style style:name="T26" style:family="text">
      <style:text-properties fo:font-weight="normal" officeooo:rsid="006e1fbd" style:font-weight-asian="normal" style:font-weight-complex="normal"/>
    </style:style>
    <style:style style:name="T27" style:family="text">
      <style:text-properties officeooo:rsid="005368a4"/>
    </style:style>
    <style:style style:name="T28" style:family="text">
      <style:text-properties officeooo:rsid="0062abf7"/>
    </style:style>
    <style:style style:name="T29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30" style:family="text">
      <style:text-properties style:font-name="DejaVu Sans Condensed" fo:font-weight="bold" officeooo:rsid="0066f4b1" style:font-name-asian="DejaVu Sans Condensed" style:font-weight-asian="bold" style:font-name-complex="DejaVu Sans Condensed" style:font-weight-complex="bold"/>
    </style:style>
    <style:style style:name="T31" style:family="text">
      <style:text-properties style:font-name="DejaVu Sans Condensed" style:font-name-asian="DejaVu Sans Condensed" style:font-name-complex="DejaVu Sans Condensed"/>
    </style:style>
    <style:style style:name="T32" style:family="text">
      <style:text-properties officeooo:rsid="0068db3f"/>
    </style:style>
    <style:style style:name="T33" style:family="text">
      <style:text-properties officeooo:rsid="006f8acc"/>
    </style:style>
    <style:style style:name="T3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34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B1" office:value-type="string">
            <text:p text:style-name="P31">3xx - Flight</text:p>
          </table:table-cell>
          <table:table-cell table:style-name="Table1.D1" office:value-type="string">
            <text:p text:style-name="P31">4xx - A2A</text:p>
          </table:table-cell>
          <table:table-cell table:style-name="Table1.B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9"><text:span text:style-name="T8">4</text:span><text:span text:style-name="T13">0</text:span><text:span text:style-name="T8">2</text:span><text:span text:style-name="T7"> - </text:span><text:span text:style-name="T9">A/</text:span><text:span text:style-name="T10">A</text:span><text:span text:style-name="T11"> - </text:span><text:span text:style-name="T12">Radar and Guns</text:span></text:p>
      <text:p text:style-name="P1"/>
      <text:p text:style-name="P2">Radar</text:p>
      <text:p text:style-name="P4">General info</text:p>
      <text:list text:style-name="L1">
        <text:list-item>
          <text:p text:style-name="P10"><text:span text:style-name="T20">T</text:span><text:span text:style-name="T19">akes 5 minutes to warm up in standby/PREP mode.</text:span></text:p>
        </text:list-item>
        <text:list-item>
          <text:p text:style-name="P11"><text:span text:style-name="T20">Max range: </text:span><text:span text:style-name="T21">30</text:span><text:span text:style-name="T20"> km, Azimuth: +/-</text:span><text:span text:style-name="T21">3</text:span><text:span text:style-name="T20">0 deg, Elevation: +</text:span><text:span text:style-name="T21">17</text:span><text:span text:style-name="T20">/-</text:span><text:span text:style-name="T21">1.5</text:span><text:span text:style-name="T20"> deg.</text:span></text:p>
        </text:list-item>
        <text:list-item>
          <text:p text:style-name="P12">Range, Azimuth, and Elevation cannot be changed.</text:p>
        </text:list-item>
        <text:list-item>
          <text:p text:style-name="P13">Targets shown with "<text:span text:style-name="T4">⊥</text:span>" are above you, "<text:span text:style-name="T30">—</text:span>" are co-altitude, "<text:span text:style-name="T1">T</text:span>" are below you</text:p>
        </text:list-item>
        <text:list-item>
          <text:p text:style-name="P11"><text:span text:style-name="T20">C</text:span><text:span text:style-name="T21">oolant lasts 2.5 hours on standby, 45 minutes when operating.</text:span></text:p>
        </text:list-item>
        <text:list-item>
          <text:p text:style-name="P12"><text:span text:style-name="T28">Has low altitude modes that filter ground returns or tilt the antenna up (bottom of scan level with horizon)</text:span><text:span text:style-name="T27">.</text:span></text:p>
        </text:list-item>
        <text:list-item>
          <text:p text:style-name="P14">Full scan takes 3 seconds.</text:p>
        </text:list-item>
      </text:list>
      <text:p text:style-name="P5">Radar use</text:p>
      <text:list xml:id="list2889896366" text:style-name="L2">
        <text:list-item>
          <text:p text:style-name="P20"><text:span text:style-name="T2">Radar Power</text:span><text:span text:style-name="T25"> switch ... </text:span><text:span text:style-name="T2">ON</text:span><text:span text:style-name="T25"> (right side wall) </text:span><text:span text:style-name="T26">(</text:span><text:span text:style-name="T3">Pinky Switch up/down</text:span><text:span text:style-name="T26"> to toggle ON/STANDBY)</text:span></text:p>
        </text:list-item>
        <text:list-item>
          <text:p text:style-name="P25"><text:span text:style-name="T14">I</text:span><text:span text:style-name="T15">f at low altitude, set </text:span><text:span text:style-name="T18">LOW ALT</text:span><text:span text:style-name="T15"> switch to middle position (filters ground clutter) or up (tilts antenna up so bottom of scan is level with horizon)</text:span></text:p>
        </text:list-item>
        <text:list-item>
          <text:p text:style-name="P25"><text:span text:style-name="T16">Use</text:span><text:span text:style-name="T15"> filter buttons </text:span><text:span text:style-name="T16">(above radar screen)</text:span><text:span text:style-name="T15"> as needed:</text:span></text:p>
        </text:list-item>
      </text:list>
      <text:list text:style-name="L3">
        <text:list-item>
          <text:list>
            <text:list-item>
              <text:p text:style-name="P26"><text:span text:style-name="T22">CONT, INTER, PAS -- </text:span><text:span text:style-name="T24">J</text:span><text:span text:style-name="T23">amming resistance modes. <text:s/>I</text:span><text:span text:style-name="T22">NTER</text:span><text:span text:style-name="T23"> </text:span><text:span text:style-name="T22">(intermittent, switches betwe</text:span><text:span text:style-name="T24">e</text:span><text:span text:style-name="T22">n both anti-jamming methods) </text:span><text:span text:style-name="T23">recommended, </text:span><text:span text:style-name="T22">or try the other two.</text:span></text:p>
            </text:list-item>
            <text:list-item>
              <text:p text:style-name="P21">WEATH -- Filters cloud returns (not sure if modeled??).</text:p>
            </text:list-item>
            <text:list-item>
              <text:p text:style-name="P23">IFF -- <text:span text:style-name="T33">Interrogates all targets on screen for IFF and shows </text:span>"<text:span text:style-name="T29">—</text:span><text:span text:style-name="T31">" for </text:span><text:span text:style-name="T29">enemy</text:span><text:span text:style-name="T31">, "</text:span><text:span text:style-name="T29">=</text:span><text:span text:style-name="T31">" for </text:span><text:span text:style-name="T29">friendly</text:span><text:span text:style-name="T31">.</text:span></text:p>
            </text:list-item>
            <text:list-item>
              <text:p text:style-name="P27"><text:span text:style-name="T17">LOW -- Shows low-speed contacts?? (Not sure if that's low ground speed or low speed relative to you)</text:span><text:span text:style-name="T15">. <text:s/></text:span><text:span text:style-name="T17">Should be useful for helicopters and maybe tail-chase intercepts.</text:span></text:p>
            </text:list-item>
            <text:list-item>
              <text:p text:style-name="P22">SELF TEST -- I assume runs a self test, lights up the radar screen.</text:p>
            </text:list-item>
            <text:list-item>
              <text:p text:style-name="P22">RESET -- Turns off all filtering modes and returns radar to default settings.</text:p>
            </text:list-item>
          </text:list>
        </text:list-item>
      </text:list>
      <text:list xml:id="list183048214908654" text:continue-list="list2889896366" text:style-name="L2">
        <text:list-item>
          <text:p text:style-name="P24">To lock a contact, set the range gate (<text:span text:style-name="T1">Ring Finger Slider</text:span> or <text:span text:style-name="T1">Middle Finger Hat up/down</text:span>) onto the target and press <text:span text:style-name="T1">TDC press</text:span> to lock.</text:p>
        </text:list-item>
        <text:list-item>
          <text:p text:style-name="P24"><text:span text:style-name="T33">When locked, screen switches to boresight (az/el) view?? <text:s/>S</text:span>creen will show a horizontal bar with contact in the middle. <text:s/>Blank area to sides of contact is missile engagement range. <text:s/>When small vertical bars are inside the blank area, you're in the launch envelope. Recommended launch at 1/2 or 1/3 of max range.</text:p>
        </text:list-item>
      </text:list>
      <text:p text:style-name="P8"/>
      <text:p text:style-name="P9">All</text:p>
      <text:list text:style-name="L4">
        <text:list-item>
          <text:p text:style-name="P15"><text:span text:style-name="T1">Weapon system switches</text:span> ... <text:span text:style-name="T1">ON</text:span></text:p>
        </text:list-item>
        <text:list-item>
          <text:p text:style-name="P15"><text:span text:style-name="T1">Air/Ground switch</text:span> ... <text:span text:style-name="T1">AIR</text:span></text:p>
        </text:list-item>
        <text:list-item>
          <text:p text:style-name="P15"><text:span text:style-name="T1">Gunsight pipper</text:span> and <text:span text:style-name="T1">fixed net</text:span> ... <text:span text:style-name="T1">ON</text:span></text:p>
        </text:list-item>
        <text:list-item>
          <text:p text:style-name="P16">Press one of the <text:span text:style-name="T1">gun arming pyrotechnic charge buttons</text:span>. <text:s/>Gun arming light should be lit.</text:p>
        </text:list-item>
      </text:list>
      <text:p text:style-name="P8"/>
      <text:p text:style-name="P3">Guns - <text:span text:style-name="T32">WIP (needs verification)</text:span></text:p>
      <text:list text:style-name="L5">
        <text:list-item>
          <text:p text:style-name="P17">Air/Ground switch ... AIR</text:p>
        </text:list-item>
        <text:list-item>
          <text:p text:style-name="P18">Missile mode switch ... NEUTRAL</text:p>
        </text:list-item>
        <text:list-item>
          <text:p text:style-name="P18">Gunsight switches:</text:p>
          <text:list>
            <text:list-item>
              <text:p text:style-name="P18">Gun (up)</text:p>
            </text:list-item>
            <text:list-item>
              <text:p text:style-name="P18">S (up)</text:p>
            </text:list-item>
            <text:list-item>
              <text:p text:style-name="P19">AUT (up)</text:p>
            </text:list-item>
            <text:list-item>
              <text:p text:style-name="P19">ASP mode switch ... GYRO (down)</text:p>
            </text:list-item>
          </text:list>
        </text:list-item>
        <text:list-item>
          <text:p text:style-name="P18">Set target wingspan if known using the white scale (red scale is for missiles).</text:p>
        </text:list-item>
        <text:list-item>
          <text:p text:style-name="P18">Fire with <text:span text:style-name="T1">Trigger</text:span>.</text:p>
        </text:list-item>
      </text:list>
      <text:list text:style-name="L6">
        <text:list-item>
          <text:list>
            <text:list-item>
              <text:p text:style-name="P28"><text:span text:style-name="T5">Cannons have approx </text:span><text:span text:style-name="T6">5</text:span><text:span text:style-name="T5"> seconds of firing time.</text:span></text:p>
            </text:list-item>
          </text:list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0:47.093000000</dc:date>
    <meta:editing-duration>PT8H55M42S</meta:editing-duration>
    <meta:editing-cycles>7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4" meta:word-count="449" meta:character-count="2412" meta:non-whitespace-character-count="2035"/>
  </office:meta>
</office:document-meta>
</file>